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scState.typesBy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allowPart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sourceNameFor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globa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addIdConstraint( SchemaIdentityConstraintImpl id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scState.findIdConstraint( QName name , String chameleonNamespace , String source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State.registerContribution( String ns , String fil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relativiz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findGlobalAttribute( QName name , String chameleonNamespace , String source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scState.warning( String code , Object [ ] args , XmlObject l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scState.info( String cod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noPv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getJavaname( QName qname , int ki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State.docum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initFromTypeSystem( SchemaTypeSystemImpl system , Set newNamespac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scState.addAttributeType( SchemaTypeImpl type , QName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scState.linkerDefines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setBaseUri( URI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ck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scState.addGlobalAttribute( SchemaGlobalAttributeImpl attribu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scState.addAnnotation( SchemaAnnotationImpl ann , String targetNamespa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scState.setDependencies( SchemaDependencies de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setSchemasDir( File _schemas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recover( String code , Object [ ] args , XmlObject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setGivenTypeSystem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getRecov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findGlobalType( QName name , String chameleonNamespace , String source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scState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addSpelling( QName name , Schema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globa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State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getCurrent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getPackageOverride(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State.id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addError( Collection errorListener , String message , int code , XmlObject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scState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scState.getS4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attribute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getJavaPrefix(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State.addNamespace( String target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setBindingConfig( Binding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relativize( String uri , boolean forSavedFile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3">
            <text:p text:style-name="Table_20_Contents">2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tscState.isFileProcessed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findDocumentType( QName name , String chameleonNamespace , String source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scState.addNewContainer(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scState.crunch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addError( Collection errorListener , String code , Object [ ] args , XmlObject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scState.addGlobalType( SchemaTypeImpl type , SchemaTypeImpl redefin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tscState.computeSavedFilenam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notFoundError( QName itemName , int code , XmlObject loc , boolean recovered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">
            <text:p text:style-name="Table_20_Contents">9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StscState.noAn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findAttributeType( QName name , String chameleonNamespace , String source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scState.getSchema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noUp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findRedefinedModelGroup( QName name , String chameleonNamespace , SchemaModelGroupImpl redefinedB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scStack.p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State.buildString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tscState.info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addAttributeGroup( SchemaAttributeGroupImpl attributeGroup , SchemaAttributeGroupImpl redefin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tscState.findModelGroup( QName name , String chameleonNamespace , String source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scState.setTargetSchemaTypeSystem( SchemaTypeSystemImpl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buildDefaultMdef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scState.Stsc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scState.findRedefinedAttributeGroup( QName name , String chameleonNamespace , SchemaAttributeGroupImpl redefinedB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scState.compatName( QName name , String chameleonNamespa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scState.addContainer( SchemaContainer container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StscState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addInfo( Collection errorListener , String code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scState.addError( Collection errorListener , String code , Object [ ] args , URL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scState.addGlobalElement( SchemaGlobalElementImpl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scState.startProcessing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scState.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build_wsstring( int ws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scState.finishProcessing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scState.getError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findAttributeGroup( QName name , String chameleonNamespace , String source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scState.error( String code , Object [ ] args , XmlObject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redefinedAttribute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model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addWarning( Collection errorListener , String code , Object [ ] args , XmlObject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scState.setImportingTypeLoader( SchemaTypeLoader 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findSpelling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addInfo( Collection errorListener ,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scState.s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scState.redefinedModelGrou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ignoreMdef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addSchemaDigest( byte [ ] dig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scState.error( String message , int code , XmlObject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addWarning( Collection errorListener , String message , int code , XmlObject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scState.addClassname( String classname , Schema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global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registerDependency( String sourceNs , String target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attribut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sourceCop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addError( Collection errorListener , String code , Object [ ] args , Fil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scState.findGlobalElement( QName name , String chameleonNamespace , String source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scState.findRedefinedGlobalType( QName name , String chameleonNamespace , SchemaTypeImpl redefinedB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scState.setErrorListener( Collection error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addModelGroup( SchemaModelGroupImpl modelGroup , SchemaModelGroupImpl redefine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StscState.addDocumentType( SchemaTypeImpl type , QName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scState.getJavaSuffix(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State.isProcessing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shouldDownloadURI( String uriStrin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tscState.getContainer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getBind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getContain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redefinedGlobal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scState.warning( String message , int code , XmlObject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State.setOptions( XmlOptions op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tscState.addSourceUri( String uri , String nameToU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